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fo:font-size="9pt" fo:font-weight="bold" officeooo:rsid="00150192" officeooo:paragraph-rsid="00150192" fo:background-color="transparent" style:font-size-asian="9pt" style:font-weight-asian="bold" style:font-size-complex="9pt" style:font-weight-complex="bold"/>
    </style:style>
    <style:style style:name="P2" style:family="paragraph" style:parent-style-name="Standard">
      <style:paragraph-properties style:line-height-at-least="0.503cm"/>
      <style:text-properties fo:color="#000000" loext:opacity="100%" fo:font-size="9pt" fo:font-weight="bold" fo:background-color="transparent" style:font-size-asian="9pt" style:font-weight-asian="bold" style:font-size-complex="9pt" style:font-weight-complex="bold"/>
    </style:style>
    <style:style style:name="P3" style:family="paragraph" style:parent-style-name="Standard">
      <style:paragraph-properties style:line-height-at-least="0.503cm"/>
      <style:text-properties fo:color="#000000" loext:opacity="100%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4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2de9b0" fo:background-color="transparent" style:font-size-asian="9pt" style:font-weight-asian="bold" style:font-size-complex="9pt" style:font-weight-complex="bold"/>
    </style:style>
    <style:style style:name="P6" style:family="paragraph" style:parent-style-name="Standard" style:list-style-name="L1">
      <style:paragraph-properties style:line-height-at-least="0.503cm"/>
      <style:text-properties officeooo:paragraph-rsid="001d3141"/>
    </style:style>
    <style:style style:name="P7" style:family="paragraph">
      <loext:graphic-properties draw:fill="solid" draw:fill-color="#ffffff"/>
      <style:text-properties fo:color="#c9211e" loext:opacity="100%" fo:font-size="12pt"/>
    </style:style>
    <style:style style:name="P8" style:family="paragraph" style:parent-style-name="Standard" style:list-style-name="L1">
      <style:paragraph-properties style:line-height-at-least="0.503cm"/>
      <style:text-properties officeooo:paragraph-rsid="002de9b0"/>
    </style:style>
    <style:style style:name="P9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39a6bc" officeooo:paragraph-rsid="0039a6bc" fo:background-color="transparent" style:font-size-asian="9pt" style:font-weight-asian="bold" style:font-size-complex="9pt" style:font-weight-complex="bold"/>
    </style:style>
    <style:style style:name="P10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1fd860" fo:background-color="transparent" style:font-size-asian="9pt" style:font-weight-asian="bold" style:font-size-complex="9pt" style:font-weight-complex="bold"/>
    </style:style>
    <style:style style:name="P11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234961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style:paragraph-properties style:line-height-at-least="0.503cm"/>
      <style:text-properties fo:color="#000000" loext:opacity="100%" fo:font-size="9pt" fo:font-weight="bold" officeooo:rsid="001934d2" officeooo:paragraph-rsid="00234961" fo:background-color="transparent" style:font-size-asian="9pt" style:font-weight-asian="bold" style:font-size-complex="9pt" style:font-weight-complex="bold"/>
    </style:style>
    <style:style style:name="P13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3963df" fo:background-color="transparent" style:font-size-asian="9pt" style:font-weight-asian="bold" style:font-size-complex="9pt" style:font-weight-complex="bold"/>
    </style:style>
    <style:style style:name="P14" style:family="paragraph" style:parent-style-name="Standard" style:list-style-name="L1">
      <style:paragraph-properties style:line-height-at-least="0.503cm"/>
      <style:text-properties fo:color="#999999" loext:opacity="100%" style:text-line-through-style="solid" style:text-line-through-type="single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15" style:family="paragraph" style:parent-style-name="Standard" style:list-style-name="L1">
      <style:paragraph-properties style:line-height-at-least="0.503cm"/>
      <style:text-properties fo:color="#999999" loext:opacity="100%" style:text-line-through-style="solid" style:text-line-through-type="single" fo:font-size="9pt" fo:font-weight="bold" officeooo:rsid="0039758f" officeooo:paragraph-rsid="0039758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style:line-height-at-least="0.503cm"/>
      <style:text-properties fo:color="#ff0000" loext:opacity="100%" fo:font-size="9pt" fo:font-weight="bold" officeooo:rsid="001934d2" officeooo:paragraph-rsid="00317e02" fo:background-color="transparent" style:font-size-asian="9pt" style:font-weight-asian="bold" style:font-size-complex="9pt" style:font-weight-complex="bold"/>
    </style:style>
    <style:style style:name="P17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32eed3" fo:background-color="transparent" style:font-size-asian="9pt" style:font-weight-asian="bold" style:font-size-complex="9pt" style:font-weight-complex="bold"/>
    </style:style>
    <style:style style:name="P18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28e7a1" fo:background-color="transparent" style:font-size-asian="9pt" style:font-weight-asian="bold" style:font-size-complex="9pt" style:font-weight-complex="bold"/>
    </style:style>
    <style:style style:name="P19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1934d2" officeooo:paragraph-rsid="002fc368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style:line-height-at-least="0.503cm"/>
      <style:text-properties fo:color="#c9211e" loext:opacity="100%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style:paragraph-properties style:line-height-at-least="0.503cm"/>
      <style:text-properties fo:color="#000000" loext:opacity="100%" fo:font-size="9pt" fo:background-color="transparent" style:font-size-asian="9pt" style:font-size-complex="9pt"/>
    </style:style>
    <style:style style:name="P22" style:family="paragraph" style:parent-style-name="Standard">
      <style:paragraph-properties style:line-height-at-least="0.503cm"/>
      <style:text-properties fo:color="#000000" loext:opacity="100%" style:font-name="Consolas" fo:font-size="9pt" fo:font-weight="normal" fo:background-color="transparent" style:font-size-asian="9pt" style:font-size-complex="9pt"/>
    </style:style>
    <style:style style:name="P23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paragraph-rsid="001934d2" fo:background-color="transparent" style:font-size-asian="9pt" style:font-size-complex="9pt"/>
    </style:style>
    <style:style style:name="P24" style:family="paragraph" style:parent-style-name="Standard">
      <style:paragraph-properties style:line-height-at-least="0.503cm"/>
      <style:text-properties fo:color="#000000" loext:opacity="100%" fo:font-size="9pt" officeooo:paragraph-rsid="001934d2" fo:background-color="transparent" style:font-size-asian="9pt" style:font-size-complex="9pt"/>
    </style:style>
    <style:style style:name="P25" style:family="paragraph" style:parent-style-name="Standard">
      <style:text-properties fo:color="#000000" loext:opacity="100%" fo:font-size="9pt" fo:font-weight="bold" officeooo:rsid="00150192" officeooo:paragraph-rsid="00150192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000000" loext:opacity="100%" fo:font-size="9pt" officeooo:rsid="00150192" officeooo:paragraph-rsid="00150192" style:font-size-asian="9pt" style:font-size-complex="9pt"/>
    </style:style>
    <style:style style:name="P27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rsid="001934d2" officeooo:paragraph-rsid="001934d2" fo:background-color="transparent" style:font-size-asian="9pt" style:font-size-complex="9pt"/>
    </style:style>
    <style:style style:name="P28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rsid="00150192" officeooo:paragraph-rsid="00165c0f" fo:background-color="transparent" style:font-size-asian="9pt" style:font-size-complex="9pt"/>
    </style:style>
    <style:style style:name="T1" style:family="text">
      <style:text-properties officeooo:rsid="001516be"/>
    </style:style>
    <style:style style:name="T2" style:family="text">
      <style:text-properties officeooo:rsid="001934d2"/>
    </style:style>
    <style:style style:name="T3" style:family="text">
      <style:text-properties officeooo:rsid="001e2020"/>
    </style:style>
    <style:style style:name="T4" style:family="text">
      <style:text-properties officeooo:rsid="002de9b0"/>
    </style:style>
    <style:style style:name="T5" style:family="text">
      <style:text-properties officeooo:rsid="00218ebf"/>
    </style:style>
    <style:style style:name="T6" style:family="text">
      <style:text-properties officeooo:rsid="00234961"/>
    </style:style>
    <style:style style:name="T7" style:family="text">
      <style:text-properties fo:color="#c9211e" loext:opacity="100%"/>
    </style:style>
    <style:style style:name="T8" style:family="text">
      <style:text-properties fo:color="#000000" loext:opacity="100%" fo:font-size="9pt" fo:font-weight="bold" officeooo:rsid="001934d2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loext:opacity="100%" fo:font-size="9pt" fo:font-weight="bold" officeooo:rsid="001d3141" fo:background-color="transparent" loext:char-shading-value="0" style:font-size-asian="9pt" style:font-weight-asian="bold" style:font-size-complex="9pt" style:font-weight-complex="bold"/>
    </style:style>
    <style:style style:name="T10" style:family="text">
      <style:text-properties fo:color="#000000" loext:opacity="100%" fo:font-size="9pt" fo:font-weight="bold" officeooo:rsid="002de9b0" fo:background-color="transparent" loext:char-shading-value="0" style:font-size-asian="9pt" style:font-weight-asian="bold" style:font-size-complex="9pt" style:font-weight-complex="bold"/>
    </style:style>
    <style:style style:name="T11" style:family="text">
      <style:text-properties officeooo:rsid="001fd860"/>
    </style:style>
    <style:style style:name="T12" style:family="text">
      <style:text-properties officeooo:rsid="00286e10"/>
    </style:style>
    <style:style style:name="T13" style:family="text">
      <style:text-properties officeooo:rsid="003963df"/>
    </style:style>
    <style:style style:name="T14" style:family="text">
      <style:text-properties fo:color="#c9211e" loext:opacity="100%" fo:font-size="12pt"/>
    </style:style>
    <style:style style:name="T15" style:family="text">
      <style:text-properties fo:color="#c9211e" loext:opacity="100%" style:font-name="Liberation Serif" fo:font-size="12pt" fo:font-weight="normal" style:font-weight-asian="normal" style:font-weight-complex="normal"/>
    </style:style>
    <style:style style:name="T16" style:family="text">
      <style:text-properties fo:color="#c9211e" loext:opacity="100%" style:font-name="Liberation Serif" fo:font-size="9pt" fo:font-weight="normal" style:font-weight-asian="normal" style:font-size-complex="9pt" style:font-weight-complex="normal"/>
    </style:style>
    <style:style style:name="T17" style:family="text">
      <style:text-properties fo:color="#c9211e" loext:opacity="100%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c9211e" loext:opacity="100%" fo:font-size="9pt" fo:font-weight="normal" style:font-weight-asian="normal" style:font-size-complex="9pt" style:font-weight-complex="normal"/>
    </style:style>
    <style:style style:name="T19" style:family="text">
      <style:text-properties officeooo:rsid="0032eed3"/>
    </style:style>
    <style:style style:name="T20" style:family="text">
      <style:text-properties officeooo:rsid="002fc368"/>
    </style:style>
    <style:style style:name="T21" style:family="text">
      <style:text-properties style:font-name="Consolas" fo:font-weight="normal"/>
    </style:style>
    <style:style style:name="T22" style:family="text">
      <style:text-properties style:font-name="Consolas" fo:font-weight="normal" officeooo:rsid="001934d2"/>
    </style:style>
    <style:style style:name="T23" style:family="text">
      <style:text-properties style:font-name="Consolas" fo:font-weight="normal" fo:background-color="#b4c7dc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-width="0.353cm" draw:marker-end-width="0.353cm" draw:fill="solid" draw:fill-color="#ffffff" fo:min-height="4.87cm" fo:padding-top="-0.099cm" fo:padding-bottom="-0.099cm" fo:padding-left="-0.099cm" fo:padding-right="-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solid" draw:fill-color="#ffffff" fo:min-height="1.864cm" fo:padding-top="-0.099cm" fo:padding-bottom="-0.099cm" fo:padding-left="-0.099cm" fo:padding-right="-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000000" draw:marker-start-width="0.353cm" draw:marker-end-width="0.353cm" draw:fill="solid" draw:fill-color="#ffffff" fo:min-height="0.824cm" fo:padding-top="-0.099cm" fo:padding-bottom="-0.099cm" fo:padding-left="-0.099cm" fo:padding-right="-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svg:stroke-color="#000000" draw:marker-start-width="0.353cm" draw:marker-end-width="0.353cm" draw:fill="solid" draw:fill-color="#ffffff" fo:min-height="2.133cm" fo:padding-top="-0.099cm" fo:padding-bottom="-0.099cm" fo:padding-left="-0.099cm" fo:padding-right="-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ript „osm_<text:span text:style-name="T1">test</text:span>_0<text:span text:style-name="T2">2</text:span>.py“ <text:s/></text:p>
      <text:p text:style-name="P1">Daten ein: „<text:span text:style-name="T1">test</text:span>_0<text:span text:style-name="T2">1</text:span>.osm“<text:tab/><text:tab/>Daten aus: „<text:span text:style-name="T1">test</text:span>_0<text:span text:style-name="T2">2</text:span>.osm“</text:p>
      <text:p text:style-name="P2"/>
      <text:p text:style-name="P3">Entfernen von bestimmten Relationen <text:span text:style-name="T3">(nur Relationen, keine nodes or ways)</text:span>:</text:p>
      <text:p text:style-name="P3"/>
      <text:list text:style-name="L1">
        <text:list-item>
          <text:p text:style-name="P4">&lt;tag k='route' v='bus' /&gt;</text:p>
        </text:list-item>
        <text:list-item>
          <text:p text:style-name="P5">&lt;tag k='route' v='<text:span text:style-name="T4">trolley</text:span>bus' /&gt;</text:p>
        </text:list-item>
        <text:list-item>
          <text:p text:style-name="P5">&lt;tag k='route' v='<text:span text:style-name="T5">road</text:span>' /&gt;</text:p>
        </text:list-item>
        <text:list-item>
          <text:p text:style-name="P5">&lt;tag k='route' v='<text:span text:style-name="T6">car</text:span>' /&gt;</text:p>
        </text:list-item>
        <text:list-item>
          <text:p text:style-name="P5">&lt;tag k='route' v='train' /&gt;</text:p>
        </text:list-item>
        <text:list-item>
          <text:p text:style-name="P6"><draw:frame text:anchor-type="paragraph" draw:z-index="1" draw:name="Textrahmen 2" draw:style-name="gr1" draw:text-style-name="P7" svg:width="14.126cm" svg:height="4.673cm" svg:x="10.548cm" svg:y="0.462cm"><draw:text-box><text:p><text:span text:style-name="T7">Routen können fast alle gelöscht werden (im Augenblick wird nur route=canoe beibehalten. Sinnvoll wäre eine White-List, da sonst ein paar schlecht getagte Routen erhalten bleiben. Die bis auf wenige Sonderfälle vollständige Liste:</text:span></text:p><text:p><text:span text:style-name="T7"/></text:p><text:p><text:span text:style-name="T7">['bus','trolleybus','road','car','train','railway','light_rail','tram','subway','bicycle','mtb','mtb;foot','foot','hiking','running','hiking;running','foot;running','running;foot','hiking;ski','hiking;mtb',‘mtb;hiking','mtb;bicycle','foot;bicycle','bicycle;foot','bicycle;hiking','draisine','walking','fitness_trail','ferry','piste','piste;foot;running','ski','Skiing','roller_ski','ice_skates','snowmobile','horse','historic','historic_railway','power','pipeline','detour','canal','tracks','sleigh','waterway','canoe']</text:span></text:p></draw:text-box></draw:frame><text:span text:style-name="T8">&lt;tag k='route' v='</text:span><text:span text:style-name="T9">railway</text:span><text:span text:style-name="T8">' /&gt;</text:span></text:p>
        </text:list-item>
        <text:list-item>
          <text:p text:style-name="P8"><text:span text:style-name="T8">&lt;tag k='route' v='</text:span><text:span text:style-name="T10">tram</text:span><text:span text:style-name="T8">' /&gt;</text:span></text:p>
        </text:list-item>
        <text:list-item>
          <text:p text:style-name="P5">&lt;tag k='route' v='subway' /&gt;</text:p>
        </text:list-item>
        <text:list-item>
          <text:p text:style-name="P4">&lt;tag k='route' v='bicycle' /&gt;</text:p>
        </text:list-item>
        <text:list-item>
          <text:p text:style-name="P5">&lt;tag k='route' v='<text:span text:style-name="T11">mtb</text:span>' /&gt;</text:p>
        </text:list-item>
        <text:list-item>
          <text:p text:style-name="P5">&lt;tag k="route" v="mtb;foot" /&gt;</text:p>
        </text:list-item>
        <text:list-item>
          <text:p text:style-name="P5">&lt;tag k="route" v="foot" /&gt;</text:p>
        </text:list-item>
        <text:list-item>
          <text:p text:style-name="P4">&lt;tag k='route' v='hiking' /&gt;</text:p>
        </text:list-item>
        <text:list-item>
          <text:p text:style-name="P5">&lt;tag k="route" v="running" /&gt;</text:p>
        </text:list-item>
        <text:list-item>
          <text:p text:style-name="P5">&lt;tag k='route' v='<text:span text:style-name="T11">walking</text:span>' /&gt;</text:p>
        </text:list-item>
        <text:list-item>
          <text:p text:style-name="P4">&lt;tag k='route' v='ferry' /&gt;</text:p>
        </text:list-item>
        <text:list-item>
          <text:p text:style-name="P9">etc.</text:p>
          <text:p text:style-name="P10"><draw:frame text:anchor-type="paragraph" draw:z-index="2" draw:name="Textrahmen 3" draw:style-name="gr2" draw:text-style-name="P7" svg:width="14.126cm" svg:height="1.668cm" svg:x="10.495cm" svg:y="0.452cm"><draw:text-box><text:p><text:span text:style-name="T7">Masterrouten können fast alle gelöscht werden. Die vollständige Liste:</text:span></text:p><text:p><text:span text:style-name="T7">['road','bus','trolleybus','foot','running','train','light_rail','tram','subway','ferry','ski']</text:span></text:p></draw:text-box></draw:frame></text:p>
        </text:list-item>
        <text:list-item>
          <text:p text:style-name="P11">&lt;tag k="route_master" v="bus" /&gt;</text:p>
        </text:list-item>
        <text:list-item>
          <text:p text:style-name="P11">&lt;tag k="route_master" v="<text:span text:style-name="T12">train</text:span>" /&gt;</text:p>
        </text:list-item>
        <text:list-item>
          <text:p text:style-name="P9">etc.</text:p>
        </text:list-item>
      </text:list>
      <text:p text:style-name="P12"/>
      <text:list text:continue-numbering="true" text:style-name="L1">
        <text:list-item>
          <text:p text:style-name="P13"><draw:frame text:anchor-type="paragraph" draw:z-index="3" draw:name="Textrahmen 4" draw:style-name="gr3" draw:text-style-name="P7" svg:width="14.126cm" svg:height="0.627cm" svg:x="10.495cm" svg:y="0.108cm"><draw:text-box><text:p><text:span text:style-name="T7">Gibt in diesem Fall nur die Superroute „bus“</text:span></text:p></draw:text-box></draw:frame>&lt;tag k="<text:span text:style-name="T13">superroute</text:span>" v="<text:span text:style-name="T13">bus</text:span>" /&gt;</text:p>
        </text:list-item>
      </text:list>
      <text:p text:style-name="P3"/>
      <text:list text:continue-numbering="true" text:style-name="L1">
        <text:list-item>
          <text:p text:style-name="P14">&lt;tag k='restriction' v='no_left_turn' /&gt;</text:p>
        </text:list-item>
        <text:list-item>
          <text:p text:style-name="P14"><draw:frame text:anchor-type="paragraph" draw:z-index="0" draw:name="Textrahmen 1" draw:style-name="gr4" draw:text-style-name="P7" svg:width="15.188cm" svg:height="1.936cm" svg:x="10.442cm" svg:y="0.088cm"><draw:text-box><text:p><text:span text:style-name="T14">Die „restrictions“ in den Relationen haben sich als durchgehend überflüssig erwiesen und werden nun pauschal durch löschen von Relationen mit dem Ausdruck</text:span><text:span text:style-name="T15"> </text:span><text:span text:style-name="T16">&lt;tag k='type' v='restriction' /&gt; <text:s/></text:span><text:span text:style-name="T17">gelöscht</text:span><text:span text:style-name="T18">.</text:span></text:p></draw:text-box></draw:frame>&lt;tag k='restriction' v='no_right_turn' /&gt;</text:p>
        </text:list-item>
        <text:list-item>
          <text:p text:style-name="P14">&lt;tag k='restriction' v='only_left_turn' /&gt;</text:p>
        </text:list-item>
        <text:list-item>
          <text:p text:style-name="P14">&lt;tag k='restriction' v='only_right_turn' /&gt;</text:p>
        </text:list-item>
        <text:list-item>
          <text:p text:style-name="P14"><text:soft-page-break/>&lt;tag k='restriction' v='only_straight_on' /&gt;</text:p>
        </text:list-item>
        <text:list-item>
          <text:p text:style-name="P14">&lt;tag k='restriction' v='no_u_turn' /&gt;</text:p>
        </text:list-item>
        <text:list-item>
          <text:p text:style-name="P15">etc.</text:p>
        </text:list-item>
      </text:list>
      <text:p text:style-name="P16"/>
      <text:p text:style-name="P3"/>
      <text:list text:continue-numbering="true" text:style-name="L1">
        <text:list-item>
          <text:p text:style-name="P17">&lt;tag k='type' v='<text:span text:style-name="T19">restriction</text:span>' /&gt;</text:p>
        </text:list-item>
        <text:list-item>
          <text:p text:style-name="P4"><draw:frame text:anchor-type="paragraph" draw:z-index="4" draw:name="Textrahmen 5" draw:style-name="gr2" draw:text-style-name="P7" svg:width="15.029cm" svg:height="1.668cm" svg:x="10.627cm" svg:y="0.487cm"><draw:text-box><text:p><text:span text:style-name="T7">Aktuelle Liste, die noch erweitert werden kann:</text:span></text:p><text:p><text:span text:style-name="T7">['restriction','addr:postcode','addr:city','associatedStreet','public_transport','enforcement','abandonet:route','network','old:route','planned:route','construction:route']</text:span></text:p></draw:text-box></draw:frame>&lt;tag k='type' v='addr:postcode' /&gt;</text:p>
        </text:list-item>
        <text:list-item>
          <text:p text:style-name="P4">&lt;tag k='type' v='addr:city' /&gt;</text:p>
        </text:list-item>
        <text:list-item>
          <text:p text:style-name="P5">&lt;tag k="type" v="associatedStreet" /&gt;</text:p>
        </text:list-item>
        <text:list-item>
          <text:p text:style-name="P18">&lt;tag k="type" v="public_transport" /&gt;</text:p>
        </text:list-item>
        <text:list-item>
          <text:p text:style-name="P5">&lt;tag k="type" v="enforcement" /&gt;</text:p>
        </text:list-item>
        <text:list-item>
          <text:p text:style-name="P19">&lt;tag k="type" v="<text:span text:style-name="T20">abandonet:route</text:span>" /&gt;</text:p>
        </text:list-item>
        <text:list-item>
          <text:p text:style-name="P19">&lt;tag k="type" v="<text:span text:style-name="T20">network</text:span>" /&gt;</text:p>
        </text:list-item>
        <text:list-item>
          <text:p text:style-name="P9">etc.</text:p>
        </text:list-item>
      </text:list>
      <text:p text:style-name="P20"/>
      <text:p text:style-name="P1"/>
      <text:p text:style-name="P1">xml_in:</text:p>
      <text:p text:style-name="P21"/>
      <text:p text:style-name="P21"><text:span text:style-name="T21"><text:s text:c="2"/>&lt;relation id='3468409' version='</text:span><text:span text:style-name="T22">1</text:span><text:span text:style-name="T21">'&gt;</text:span></text:p>
      <text:p text:style-name="P22"><text:s text:c="4"/>&lt;member type='way' ref='465901030' role='' /&gt;</text:p>
      <text:p text:style-name="P22"><text:s text:c="4"/>...</text:p>
      <text:p text:style-name="P22"><text:s text:c="4"/>&lt;member type='way' ref='803487169' role='' /&gt;</text:p>
      <text:p text:style-name="P22"><text:s text:c="4"/>&lt;member type='node' ref='2071677724' role='stop' /&gt;</text:p>
      <text:p text:style-name="P22"><text:s text:c="4"/>...</text:p>
      <text:p text:style-name="P22"><text:s text:c="4"/>&lt;member type='node' ref='7515926986' role='stop' /&gt;</text:p>
      <text:p text:style-name="P23"><text:s text:c="4"/>&lt;tag k='from' v='Duvnäs Utskog' /&gt;</text:p>
      <text:p text:style-name="P24"><text:span text:style-name="T21"><text:s text:c="4"/></text:span><text:span text:style-name="T23">&lt;tag k='route' v='bus' /&gt;</text:span><text:span text:style-name="T21"> <text:s text:c="3"/></text:span></text:p>
      <text:p text:style-name="P23"><text:s text:c="2"/>&lt;/relation&gt;</text:p>
      <text:p text:style-name="P22"/>
      <text:p text:style-name="P25"/>
      <text:p text:style-name="P25">xml_expected:</text:p>
      <text:p text:style-name="P26"/>
      <text:p text:style-name="P27">Relation sollte komplett entfernt sein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13:18:28.480000000</meta:creation-date>
    <dc:date>2025-03-04T17:23:56.181000000</dc:date>
    <meta:editing-duration>P3DT4H36M23S</meta:editing-duration>
    <meta:editing-cycles>29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54" meta:word-count="234" meta:character-count="1654" meta:non-whitespace-character-count="1468"/>
  </office:meta>
</office:document-meta>
</file>